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0E1000000E100F5FD106EC7922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2" style:family="graphic" style:parent-style-name="standard">
      <style:graphic-properties draw:fill-color="#4b0303" draw:textarea-horizontal-align="justify" draw:textarea-vertical-align="middle" draw:auto-grow-height="false" fo:min-height="0.25cm" fo:min-width="4.5cm"/>
    </style:style>
    <style:style style:name="gr3" style:family="graphic" style:parent-style-name="standard">
      <style:graphic-properties draw:fill-color="#4b0303" draw:textarea-horizontal-align="justify" draw:textarea-vertical-align="middle" draw:auto-grow-height="false" fo:min-height="0.65cm" fo:min-width="4.5cm"/>
    </style:style>
    <style:style style:name="gr4" style:family="graphic" style:parent-style-name="standard" style:list-style-name="L1">
      <style:graphic-properties draw:fill-color="#4b0303" draw:textarea-horizontal-align="justify" draw:textarea-vertical-align="middle" draw:auto-grow-height="false" fo:min-height="1.35cm" fo:min-width="4.5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0.15cm" fo:min-width="3.4cm"/>
    </style:style>
    <style:style style:name="gr6" style:family="graphic" style:parent-style-name="standard" style:list-style-name="L1">
      <style:graphic-properties draw:fill-color="#808080" draw:textarea-horizontal-align="justify" draw:textarea-vertical-align="middle" draw:auto-grow-height="false" fo:min-height="0.55cm" fo:min-width="3.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0.175cm" fo:min-width="3.6cm"/>
    </style:style>
    <style:style style:name="gr9" style:family="graphic" style:parent-style-name="standard" style:list-style-name="L1">
      <style:graphic-properties draw:fill-color="#808080" draw:textarea-horizontal-align="justify" draw:textarea-vertical-align="middle" draw:auto-grow-height="false" fo:min-height="1.1cm" fo:min-width="3.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</style:style>
    <style:style style:name="gr11" style:family="graphic" style:parent-style-name="standard">
      <style:graphic-properties draw:fill-color="#043501" draw:textarea-horizontal-align="justify" draw:textarea-vertical-align="middle" draw:auto-grow-height="false" fo:min-height="0.175cm" fo:min-width="4.7cm"/>
    </style:style>
    <style:style style:name="gr12" style:family="graphic" style:parent-style-name="standard" style:list-style-name="L1">
      <style:graphic-properties draw:fill-color="#043501" draw:textarea-horizontal-align="justify" draw:textarea-vertical-align="middle" draw:auto-grow-height="false" fo:min-height="1.249cm" fo:min-width="4.7cm"/>
    </style:style>
    <style:style style:name="gr13" style:family="graphic" style:parent-style-name="standard" style:list-style-name="L1">
      <style:graphic-properties draw:fill-color="#043501" draw:textarea-horizontal-align="justify" draw:textarea-vertical-align="middle" draw:auto-grow-height="false" fo:min-height="2.826cm" fo:min-width="4.7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fill-color="#043501" draw:textarea-horizontal-align="justify" draw:textarea-vertical-align="middle" draw:auto-grow-height="false" fo:min-height="2.043cm" fo:min-width="4.7cm"/>
    </style:style>
    <style:style style:name="gr16" style:family="graphic" style:parent-style-name="standard" style:list-style-name="L1">
      <style:graphic-properties draw:fill-color="#043501" draw:textarea-horizontal-align="justify" draw:textarea-vertical-align="middle" draw:auto-grow-height="false" fo:min-height="2.532cm" fo:min-width="4.7cm"/>
    </style:style>
    <style:style style:name="gr17" style:family="graphic" style:parent-style-name="standard">
      <style:graphic-properties draw:fill-color="#808080" draw:textarea-horizontal-align="justify" draw:textarea-vertical-align="middle" draw:auto-grow-height="false" fo:min-height="0.175cm" fo:min-width="4cm"/>
    </style:style>
    <style:style style:name="gr18" style:family="graphic" style:parent-style-name="standard">
      <style:graphic-properties draw:fill-color="#808080" draw:textarea-horizontal-align="justify" draw:textarea-vertical-align="middle" draw:auto-grow-height="false" fo:min-height="0.475cm" fo:min-width="4cm"/>
    </style:style>
    <style:style style:name="gr19" style:family="graphic" style:parent-style-name="standard" style:list-style-name="L1">
      <style:graphic-properties draw:fill-color="#808080" draw:textarea-horizontal-align="justify" draw:textarea-vertical-align="middle" draw:auto-grow-height="false" fo:min-height="0.3cm" fo:min-width="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21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22" style:family="graphic" style:parent-style-name="standard">
      <style:graphic-properties draw:stroke="none" draw:fill-color="#efa9f7" draw:textarea-horizontal-align="justify" draw:textarea-vertical-align="middle" draw:auto-grow-height="false" fo:min-height="1.75cm" fo:min-width="2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05cm" fo:min-width="0cm" draw:shadow="hidden" draw:shadow-offset-x="0.071cm" draw:shadow-offset-y="0.071cm" draw:shadow-opacity="59%"/>
    </style:style>
    <style:style style:name="gr24" style:family="graphic" style:parent-style-name="objectwithoutfill">
      <style:graphic-properties svg:stroke-width="0.028cm" svg:stroke-color="#efa9f7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draw:fill-color="#808080" draw:textarea-horizontal-align="justify" draw:textarea-vertical-align="middle" draw:auto-grow-height="false" fo:min-height="0.175cm" fo:min-width="4.2cm"/>
    </style:style>
    <style:style style:name="gr26" style:family="graphic" style:parent-style-name="standard" style:list-style-name="L1">
      <style:graphic-properties draw:fill-color="#808080" draw:textarea-horizontal-align="justify" draw:textarea-vertical-align="middle" draw:auto-grow-height="false" fo:min-height="0.475cm" fo:min-width="4.2cm"/>
    </style:style>
    <style:style style:name="gr27" style:family="graphic" style:parent-style-name="standard" style:list-style-name="L1">
      <style:graphic-properties draw:fill-color="#808080" draw:textarea-horizontal-align="justify" draw:textarea-vertical-align="middle" draw:auto-grow-height="false" fo:min-height="0.3cm" fo:min-width="4.2cm"/>
    </style:style>
    <style:style style:name="gr2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22cm" fo:min-width="0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svg:stroke-width="0.018cm" svg:stroke-color="#fffff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2" style:family="graphic" style:parent-style-name="standard">
      <style:graphic-properties svg:stroke-color="#ffffff" draw:fill-color="#ffffff" draw:auto-grow-height="false" fo:min-height="0cm" fo:min-width="0cm" fo:wrap-option="wrap"/>
    </style:style>
    <style:style style:name="gr33" style:family="graphic" style:parent-style-name="standard" style:list-style-name="L1">
      <style:graphic-properties draw:fill-color="#808080" draw:textarea-horizontal-align="justify" draw:textarea-vertical-align="middle" draw:auto-grow-height="false" fo:min-height="0.475cm" fo:min-width="4.2cm"/>
    </style:style>
    <style:style style:name="gr34" style:family="graphic" style:parent-style-name="standard" style:list-style-name="L1">
      <style:graphic-properties draw:fill-color="#808080" draw:textarea-horizontal-align="justify" draw:textarea-vertical-align="middle" draw:auto-grow-height="false" fo:min-height="1cm" fo:min-width="4.2cm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0.064cm" fo:min-width="0cm"/>
    </style:style>
    <style:style style:name="gr37" style:family="graphic" style:parent-style-name="standard">
      <style:graphic-properties draw:stroke="none" draw:fill-color="#4b0303" draw:textarea-horizontal-align="justify" draw:textarea-vertical-align="middle" draw:auto-grow-height="false" fo:min-height="0.05cm" fo:min-width="0cm"/>
    </style:style>
    <style:style style:name="gr38" style:family="graphic" style:parent-style-name="standard">
      <style:graphic-properties draw:stroke="none" draw:fill-color="#043501" draw:textarea-horizontal-align="justify" draw:textarea-vertical-align="middle" draw:auto-grow-height="false" fo:min-height="0.05cm" fo:min-width="0cm"/>
    </style:style>
    <style:style style:name="gr39" style:family="graphic" style:parent-style-name="standard">
      <style:graphic-properties draw:stroke="none" draw:fill-color="#2b0685" draw:textarea-horizontal-align="justify" draw:textarea-vertical-align="middle" draw:auto-grow-height="false" fo:min-height="0.05cm" fo:min-width="0cm"/>
    </style:style>
    <style:style style:name="gr40" style:family="graphic" style:parent-style-name="standard">
      <style:graphic-properties draw:stroke="none" draw:fill-color="#efa9f7" draw:textarea-horizontal-align="justify" draw:textarea-vertical-align="middle" draw:auto-grow-height="false" fo:min-height="0.05cm" fo:min-width="0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266cm" fo:min-width="2.966cm" fo:padding-top="0.142cm" fo:padding-bottom="0.142cm" fo:padding-left="0.267cm" fo:padding-right="0.267cm"/>
    </style:style>
    <style:style style:name="gr42" style:family="graphic" style:parent-style-name="standard">
      <style:graphic-properties draw:fill-color="#2b0685" draw:textarea-horizontal-align="justify" draw:textarea-vertical-align="middle" draw:auto-grow-height="false" fo:min-height="0.175cm" fo:min-width="4.7cm"/>
    </style:style>
    <style:style style:name="gr43" style:family="graphic" style:parent-style-name="standard" style:list-style-name="L1">
      <style:graphic-properties draw:fill-color="#2b0685" draw:textarea-horizontal-align="justify" draw:textarea-vertical-align="middle" draw:auto-grow-height="false" fo:min-height="0.325cm" fo:min-width="4.7cm"/>
    </style:style>
    <style:style style:name="gr44" style:family="graphic" style:parent-style-name="standard" style:list-style-name="L1">
      <style:graphic-properties draw:fill-color="#2b0685" draw:textarea-horizontal-align="justify" draw:textarea-vertical-align="middle" draw:auto-grow-height="false" fo:min-height="0.75cm" fo:min-width="4.7cm"/>
    </style:style>
    <style:style style:name="gr45" style:family="graphic" style:parent-style-name="standard" style:list-style-name="L1">
      <style:graphic-properties draw:fill-color="#2b0685" draw:textarea-horizontal-align="justify" draw:textarea-vertical-align="middle" draw:auto-grow-height="false" fo:min-height="0.325cm" fo:min-width="4.7cm"/>
    </style:style>
    <style:style style:name="gr46" style:family="graphic" style:parent-style-name="standard" style:list-style-name="L1">
      <style:graphic-properties draw:fill-color="#2b0685" draw:textarea-horizontal-align="justify" draw:textarea-vertical-align="middle" draw:auto-grow-height="false" fo:min-height="0.75cm" fo:min-width="4.7cm"/>
    </style:style>
    <style:style style:name="gr47" style:family="graphic" style:parent-style-name="standard" style:list-style-name="L1">
      <style:graphic-properties draw:fill-color="#2b0685" draw:textarea-horizontal-align="justify" draw:textarea-vertical-align="middle" draw:auto-grow-height="false" fo:min-height="0.325cm" fo:min-width="4.7cm"/>
    </style:style>
    <style:style style:name="gr48" style:family="graphic" style:parent-style-name="standard" style:list-style-name="L1">
      <style:graphic-properties draw:fill-color="#2b0685" draw:textarea-horizontal-align="justify" draw:textarea-vertical-align="middle" draw:auto-grow-height="false" fo:min-height="0.75cm" fo:min-width="4.7cm"/>
    </style:style>
    <style:style style:name="gr49" style:family="graphic" style:parent-style-name="standard" style:list-style-name="L1">
      <style:graphic-properties draw:fill-color="#2b0685" draw:textarea-horizontal-align="justify" draw:textarea-vertical-align="middle" draw:auto-grow-height="false" fo:min-height="0.325cm" fo:min-width="4.7cm"/>
    </style:style>
    <style:style style:name="gr50" style:family="graphic" style:parent-style-name="standard" style:list-style-name="L1">
      <style:graphic-properties draw:fill-color="#2b0685" draw:textarea-horizontal-align="justify" draw:textarea-vertical-align="middle" draw:auto-grow-height="false" fo:min-height="0.75cm" fo:min-width="4.7cm"/>
    </style:style>
    <style:style style:name="gr51" style:family="graphic" style:parent-style-name="standard">
      <style:graphic-properties draw:fill-color="#043501" draw:textarea-horizontal-align="justify" draw:textarea-vertical-align="middle" draw:auto-grow-height="false" fo:min-height="0.173cm" fo:min-width="3.692cm"/>
    </style:style>
    <style:style style:name="gr52" style:family="graphic" style:parent-style-name="standard" style:list-style-name="L1">
      <style:graphic-properties draw:fill-color="#043501" draw:textarea-horizontal-align="justify" draw:textarea-vertical-align="middle" draw:auto-grow-height="false" fo:min-height="0.647cm" fo:min-width="3.7cm"/>
    </style:style>
    <style:style style:name="gr53" style:family="graphic" style:parent-style-name="standard" style:list-style-name="L1">
      <style:graphic-properties draw:fill-color="#043501" draw:textarea-horizontal-align="justify" draw:textarea-vertical-align="middle" draw:auto-grow-height="false" fo:min-height="7.976cm" fo:min-width="3.692cm"/>
    </style:style>
    <style:style style:name="gr5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paragraph-properties style:writing-mode="lr-tb"/>
      <style:text-properties fo:font-size="8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4b0303"/>
      <style:paragraph-properties fo:text-align="center" style:writing-mode="lr-tb"/>
      <style:text-properties fo:font-size="8pt" fo:font-style="italic" style:font-size-asian="8pt" style:font-style-asian="italic" style:font-size-complex="8pt" style:font-style-complex="italic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-color="#4b0303"/>
      <style:paragraph-properties fo:text-align="start" style:writing-mode="lr-tb"/>
      <style:text-properties fo:font-size="6pt" style:font-size-asian="6pt" style:font-size-complex="6pt"/>
    </style:style>
    <style:style style:name="P7" style:family="paragraph">
      <loext:graphic-properties draw:fill-color="#4b0303"/>
      <style:paragraph-properties fo:margin-left="0cm" fo:margin-right="0cm" fo:margin-top="0cm" fo:margin-bottom="0cm" fo:line-height="100%" fo:text-align="start" fo:text-indent="0cm" style:writing-mode="lr-tb"/>
      <style:text-properties fo:font-size="6pt" style:font-size-asian="6pt" style:font-size-complex="6pt"/>
    </style:style>
    <style:style style:name="P8" style:family="paragraph">
      <loext:graphic-properties draw:fill-color="#808080"/>
      <style:paragraph-properties fo:text-align="center" style:writing-mode="lr-tb"/>
      <style:text-properties fo:color="#ffffff" fo:font-size="8pt" style:font-size-asian="8pt" style:font-size-complex="8pt"/>
    </style:style>
    <style:style style:name="P9" style:family="paragraph">
      <loext:graphic-properties draw:fill-color="#808080"/>
      <style:paragraph-properties fo:text-align="start" style:writing-mode="lr-tb"/>
      <style:text-properties fo:color="#ffffff" fo:font-size="6pt" style:font-size-asian="6pt" style:font-size-complex="6pt"/>
    </style:style>
    <style:style style:name="P10" style:family="paragraph">
      <loext:graphic-properties draw:fill-color="#808080"/>
      <style:paragraph-properties fo:margin-left="0cm" fo:margin-right="0cm" fo:margin-top="0cm" fo:margin-bottom="0cm" fo:line-height="100%" fo:text-align="start" fo:text-indent="0cm" style:writing-mode="lr-tb"/>
      <style:text-properties fo:color="#ffffff" fo:font-size="6pt" style:font-size-asian="6pt" style:font-size-complex="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3" style:family="paragraph">
      <loext:graphic-properties draw:fill-color="#043501"/>
      <style:paragraph-properties fo:text-align="center" style:writing-mode="lr-tb"/>
      <style:text-properties fo:color="#ffffff" fo:font-size="8pt" style:font-size-asian="8pt" style:font-size-complex="8pt"/>
    </style:style>
    <style:style style:name="P14" style:family="paragraph">
      <loext:graphic-properties draw:fill-color="#043501"/>
      <style:paragraph-properties fo:margin-left="0cm" fo:margin-right="0cm" fo:margin-top="0cm" fo:margin-bottom="0cm" fo:line-height="100%" fo:text-align="start" fo:text-indent="0cm" style:writing-mode="lr-tb"/>
      <style:text-properties fo:color="#ffffff" fo:font-size="6pt" style:font-size-asian="6pt" style:font-size-complex="6pt"/>
    </style:style>
    <style:style style:name="P15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-color="#efa9f7"/>
      <style:paragraph-properties fo:text-align="center" style:writing-mode="lr-tb"/>
      <style:text-properties fo:font-size="6pt" style:font-size-asian="6pt" style:font-size-complex="6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000000" draw:opacity="100%"/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4b0303"/>
      <style:paragraph-properties fo:text-align="center"/>
    </style:style>
    <style:style style:name="P22" style:family="paragraph">
      <loext:graphic-properties draw:fill-color="#043501"/>
      <style:paragraph-properties fo:text-align="center"/>
    </style:style>
    <style:style style:name="P23" style:family="paragraph">
      <loext:graphic-properties draw:fill-color="#2b0685"/>
      <style:paragraph-properties fo:text-align="center"/>
    </style:style>
    <style:style style:name="P24" style:family="paragraph">
      <loext:graphic-properties draw:fill-color="#efa9f7"/>
      <style:paragraph-properties fo:text-align="center"/>
    </style:style>
    <style:style style:name="P25" style:family="paragraph">
      <loext:graphic-properties draw:fill-color="#2b0685"/>
      <style:paragraph-properties fo:text-align="center" style:writing-mode="lr-tb"/>
      <style:text-properties fo:color="#ffffff" fo:font-size="8pt" style:font-size-asian="8pt" style:font-size-complex="8pt"/>
    </style:style>
    <style:style style:name="P26" style:family="paragraph">
      <loext:graphic-properties draw:fill-color="#2b0685"/>
      <style:paragraph-properties fo:margin-left="0cm" fo:margin-right="0cm" fo:margin-top="0cm" fo:margin-bottom="0cm" fo:line-height="100%" fo:text-align="start" fo:text-indent="0cm" style:writing-mode="lr-tb"/>
      <style:text-properties fo:color="#ffffff" fo:font-size="6pt" style:font-size-asian="6pt" style:font-size-complex="6pt"/>
    </style:style>
    <style:style style:name="P27" style:family="paragraph">
      <loext:graphic-properties draw:fill-color="#ffffff"/>
      <style:paragraph-properties style:writing-mode="lr-tb"/>
    </style:style>
    <style:style style:name="T1" style:family="text">
      <style:text-properties fo:font-size="8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8pt" style:font-size-asian="8pt" style:font-size-complex="8pt"/>
    </style:style>
    <style:style style:name="T6" style:family="text">
      <style:text-properties fo:color="#ffffff" fo:font-size="6pt" style:font-size-asian="6pt" style:font-size-complex="6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6pt" fo:font-weight="normal" style:font-size-asian="6pt" style:font-weight-asian="normal" style:font-size-complex="6pt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cm" svg:height="0.569cm" svg:x="0.5cm" svg:y="13.004cm">
          <draw:text-box>
            <text:p><text:span text:style-name="T1">Spatial Polygons</text:span></text:p>
          </draw:text-box>
        </draw:frame>
        <draw:custom-shape draw:style-name="gr2" draw:text-style-name="P3" draw:layer="layout" svg:width="5cm" svg:height="0.5cm" svg:x="10.5cm" svg:y="0.5cm">
          <text:p text:style-name="P2"><text:span text:style-name="T2">Monty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cm" svg:height="0.9cm" svg:x="10.5cm" svg:y="1cm">
          <text:p text:style-name="P4"><text:span text:style-name="T3">+ Monty_ID : CHAR NOT NULL [PK]</text:span></text:p>
          <text:p text:style-name="P5"><text:span text:style-name="T3">+ ISO3 : CHAR NOT NULL [FK]</text:span></text:p>
          <text:p text:style-name="P5"><text:span text:style-name="T3">+ prim_haz_spec : VARCHAR NOT NULL [FK]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cm" svg:height="1.6cm" svg:x="10.5cm" svg:y="1.9cm">
          <text:p text:style-name="P5"><text:span text:style-name="T4">+ </text:span><text:span text:style-name="T3">GLIDE : CHAR</text:span></text:p>
          <text:p text:style-name="P5"><text:span text:style-name="T3">+ ev_name_orig : VARCHAR</text:span></text:p>
          <text:p text:style-name="P5"><text:span text:style-name="T3">+ ev_name_en : VARCHAR</text:span></text:p>
          <text:p text:style-name="P5"><text:span text:style-name="T3">+ location : VARCHAR</text:span></text:p>
          <text:p text:style-name="P5"><text:span text:style-name="T3">+ ev_sdate : DATE NOT NULL</text:span></text:p>
          <text:p text:style-name="P5"><text:span text:style-name="T3">+ ev_fdate : DATE NOT NUL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9cm" svg:height="0.4cm" svg:x="1cm" svg:y="0.5cm">
          <text:p text:style-name="P2"><text:span text:style-name="T5">ISO3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9cm" svg:height="0.4cm" svg:x="1cm" svg:y="0.9cm">
          <text:p text:style-name="P4"><text:span text:style-name="T6">+ ISO3 : CHAR(3) NOT NULL [PK]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9cm" svg:height="0.8cm" svg:x="1cm" svg:y="1.3cm">
          <text:p text:style-name="P5"><text:span text:style-name="T6">+ Country : VARCHAR NOT NULL</text:span></text:p>
          <text:p text:style-name="P5"><text:span text:style-name="T6">+ Region : VARCHAR NOT NULL</text:span></text:p>
          <text:p text:style-name="P5"><text:span text:style-name="T7">+ Continent : </text:span><text:span text:style-name="T6">VARCHAR NOT NULL</text:span></text:p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4.9cm" svg:y1="0.9cm" svg:x2="10.5cm" svg:y2="0.9cm">
          <text:p/>
        </draw:line>
        <draw:line draw:style-name="gr7" draw:text-style-name="P11" draw:layer="layout" svg:x1="5.1cm" svg:y1="3.3cm" svg:x2="10.5cm" svg:y2="2cm">
          <text:p/>
        </draw:line>
        <draw:custom-shape draw:style-name="gr8" draw:text-style-name="P8" draw:layer="layout" svg:width="4.1cm" svg:height="0.425cm" svg:x="1cm" svg:y="2.8cm">
          <text:p text:style-name="P2"><text:span text:style-name="T5">haz_tax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1cm" svg:height="0.425cm" svg:x="1cm" svg:y="3.225cm">
          <text:p text:style-name="P4"><text:span text:style-name="T6">+ haz_spec : CHAR(6) [PK]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1cm" svg:height="1.35cm" svg:x="1cm" svg:y="3.65cm">
          <text:p text:style-name="P5"><text:span text:style-name="T6">+ haz_Ab : CHAR(2) NOT NULL</text:span></text:p>
          <text:p text:style-name="P5"><text:span text:style-name="T6">+ haz_type : VARCHAR NOT NULL</text:span></text:p>
          <text:p text:style-name="P5"><text:span text:style-name="T6">+ haz_cluster : VARCHAR NOT NULL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cm" svg:height="0.489cm" svg:x="4.8cm" svg:y="0.9cm">
          <draw:text-box>
            <text:p><text:span text:style-name="T3">1..N</text:span></text:p>
          </draw:text-box>
        </draw:frame>
        <draw:frame draw:style-name="gr10" draw:text-style-name="P12" draw:layer="layout" svg:width="1cm" svg:height="0.489cm" svg:x="9.7cm" svg:y="0.901cm">
          <draw:text-box>
            <text:p><text:span text:style-name="T3">1..*</text:span></text:p>
          </draw:text-box>
        </draw:frame>
        <draw:frame draw:style-name="gr10" draw:text-style-name="P12" draw:layer="layout" svg:width="1cm" svg:height="0.489cm" svg:x="5cm" svg:y="3.3cm">
          <draw:text-box>
            <text:p><text:span text:style-name="T3">1..1</text:span></text:p>
          </draw:text-box>
        </draw:frame>
        <draw:frame draw:style-name="gr10" draw:text-style-name="P12" draw:layer="layout" svg:width="1cm" svg:height="0.489cm" svg:x="9.7cm" svg:y="2.101cm">
          <draw:text-box>
            <text:p><text:span text:style-name="T3">1..*</text:span></text:p>
          </draw:text-box>
        </draw:frame>
        <draw:custom-shape draw:style-name="gr11" draw:text-style-name="P13" draw:layer="layout" svg:width="5.2cm" svg:height="0.425cm" svg:x="4.3cm" svg:y="5.5cm">
          <text:p text:style-name="P2"><text:span text:style-name="T5">Hazard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2cm" svg:height="1.499cm" svg:x="4.3cm" svg:y="5.925cm">
          <text:p text:style-name="P5"><text:span text:style-name="T7">+ haz_sub_ID : </text:span><text:span text:style-name="T6">CHAR NOT NULL [PK]</text:span></text:p>
          <text:p text:style-name="P5"><text:span text:style-name="T6">+ Monty_ID : CHAR NOT NULL [FK]</text:span></text:p>
          <text:p text:style-name="P5"><text:span text:style-name="T6">+ haz_spec : VARCHAR NOT NULL [FK]</text:span></text:p>
          <text:p text:style-name="P5"><text:span text:style-name="T6">+ haz_est_type : VARCHAR [FK]</text:span></text:p>
          <text:p text:style-name="P5"><text:span text:style-name="T6">+ haz_src_db : <text:s/>VARCHAR NOT NULL [FK]</text:span></text:p>
          <text:p text:style-name="P5"><text:span text:style-name="T6">+ haz_spat_ID : VARCHAR NOT NULL [FK]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5.2cm" svg:height="3.076cm" svg:x="4.3cm" svg:y="7.424cm">
          <text:p text:style-name="P5"><text:span text:style-name="T6">+ haz_sdate : DATE NOT NULL</text:span></text:p>
          <text:p text:style-name="P5"><text:span text:style-name="T6">+ haz_fdate : DATE NOT NULL</text:span></text:p>
          <text:p text:style-name="P5"><text:span text:style-name="T6">+ haz_maxvalue : NUMERIC</text:span></text:p>
          <text:p text:style-name="P5"><text:span text:style-name="T6">+ haz_units : DATE</text:span></text:p>
          <text:p text:style-name="P5"><text:span text:style-name="T6">+ haz_src_org : <text:s/>VARCHAR NOT NULL</text:span></text:p>
          <text:p text:style-name="P5"><text:span text:style-name="T7">+ haz_src_URL : </text:span><text:span text:style-name="T6">VARCHAR NOT NULL</text:span></text:p>
          <text:p text:style-name="P5"><text:span text:style-name="T6">+ haz_potlink : CHAR(6)</text:span></text:p>
          <text:p text:style-name="P5"><text:span text:style-name="T6">+ haz_link : CHAR(6)</text:span></text:p>
          <text:p text:style-name="P5"><text:span text:style-name="T6">+ haz_spat_type : VARCHAR</text:span></text:p>
          <text:p text:style-name="P5"><text:span text:style-name="T6">+ haz_spat_res : NUMERIC</text:span></text:p>
          <text:p text:style-name="P5"><text:span text:style-name="T6">+ haz_spat_resunits : VARCHAR</text:span></text:p>
          <text:p text:style-name="P5"><text:span text:style-name="T6">+ haz_spat_srcorg : VARCHAR</text:span></text:p>
          <text:p text:style-name="P5"><text:span text:style-name="T6">+ haz_spat_srcurl : VARCH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0.35cm" svg:height="0.35cm" svg:x="4.5cm" svg:y="0.53cm">
          <draw:image xlink:href="Pictures/10000201000000E1000000E100F5FD106EC7922C.png" xlink:type="simple" xlink:show="embed" xlink:actuate="onLoad">
            <text:p/>
          </draw:image>
        </draw:frame>
        <draw:frame draw:style-name="gr14" draw:text-style-name="P11" draw:layer="layout" svg:width="0.35cm" svg:height="0.35cm" svg:x="4.65cm" svg:y="2.83cm">
          <draw:image xlink:href="Pictures/10000201000000E1000000E100F5FD106EC7922C.png" xlink:type="simple" xlink:show="embed" xlink:actuate="onLoad">
            <text:p/>
          </draw:image>
        </draw:frame>
        <draw:g>
          <draw:custom-shape draw:style-name="gr11" draw:text-style-name="P13" draw:layer="layout" svg:width="5.2cm" svg:height="0.425cm" svg:x="11.5cm" svg:y="9.8cm">
            <text:p text:style-name="P2"><text:span text:style-name="T5">Impac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5.2cm" svg:height="2.293cm" svg:x="11.5cm" svg:y="10.225cm">
            <text:p text:style-name="P5"><text:span text:style-name="T7">+ imp_sub_ID : </text:span><text:span text:style-name="T6">CHAR NOT NULL [PK]</text:span></text:p>
            <text:p text:style-name="P5"><text:span text:style-name="T6">+ Monty_ID : CHAR NOT NULL [FK]</text:span></text:p>
            <text:p text:style-name="P5"><text:span text:style-name="T6">+ ISO3s : CHAR NOT NULL [FK]</text:span></text:p>
            <text:p text:style-name="P5"><text:span text:style-name="T6">+ imp_det : VARCHAR NOT NULL [FK]</text:span></text:p>
            <text:p text:style-name="P5"><text:span text:style-name="T7">+ imp_type : VARCHAR </text:span><text:span text:style-name="T6">NOT NULL [FK]</text:span></text:p>
            <text:p text:style-name="P5"><text:span text:style-name="T7">+ imp_units : VARCHAR </text:span><text:span text:style-name="T6">NOT NULL [FK]</text:span></text:p>
            <text:p text:style-name="P5"><text:span text:style-name="T6">+ imp_est_type : VARCHAR [FK]</text:span></text:p>
            <text:p text:style-name="P5"><text:span text:style-name="T6">+ imp_src_db : <text:s/>VARCHAR NOT NULL [FK]</text:span></text:p>
            <text:p text:style-name="P5"><text:span text:style-name="T6">+ imp_spat_ID : VARCHAR NOT NULL [FK]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4" draw:layer="layout" svg:width="5.2cm" svg:height="2.782cm" svg:x="11.5cm" svg:y="12.518cm">
            <text:p text:style-name="P5"><text:span text:style-name="T6">+ imp_sdate : DATE NOT NULL</text:span></text:p>
            <text:p text:style-name="P5"><text:span text:style-name="T6">+ imp_fdate : DATE NOT NULL</text:span></text:p>
            <text:p text:style-name="P5"><text:span text:style-name="T6">+ imp_value : NUMERIC</text:span></text:p>
            <text:p text:style-name="P5"><text:span text:style-name="T6">+ imp_unitdate : DATE</text:span></text:p>
            <text:p text:style-name="P5"><text:span text:style-name="T6">+ imp_src_org : <text:s/>VARCHAR NOT NULL</text:span></text:p>
            <text:p text:style-name="P5"><text:span text:style-name="T7">+ imp_src_URL : </text:span><text:span text:style-name="T6">VARCHAR NOT NULL</text:span></text:p>
            <text:p text:style-name="P5"><text:span text:style-name="T6">+ imp_spat_type : VARCHAR</text:span></text:p>
            <text:p text:style-name="P5"><text:span text:style-name="T7">+ </text:span><text:span text:style-name="T6">imp_spat_res : NUMERIC</text:span></text:p>
            <text:p text:style-name="P5"><text:span text:style-name="T7">+ </text:span><text:span text:style-name="T6">imp_spat_resunits : VARCHAR</text:span></text:p>
            <text:p text:style-name="P5"><text:span text:style-name="T7">+ </text:span><text:span text:style-name="T6">imp_spat_srcorg : VARCHAR</text:span></text:p>
            <text:p text:style-name="P5"><text:span text:style-name="T7">+ </text:span><text:span text:style-name="T6">imp_spat_srcurl : VARCHAR</text:span></text:p>
            <draw:enhanced-geometry svg:viewBox="0 0 21600 21600" draw:type="rectangle" draw:enhanced-path="M 0 0 L 21600 0 21600 21600 0 21600 0 0 Z N"/>
          </draw:custom-shape>
          <draw:frame draw:style-name="gr14" draw:text-style-name="P11" draw:layer="layout" svg:width="0.35cm" svg:height="0.35cm" svg:x="16.15cm" svg:y="9.875cm">
            <draw:image xlink:href="Pictures/10000201000000E1000000E100F5FD106EC7922C.png" xlink:type="simple" xlink:show="embed" xlink:actuate="onLoad">
              <text:p/>
            </draw:image>
          </draw:frame>
        </draw:g>
        <draw:frame draw:style-name="gr14" draw:text-style-name="P11" draw:layer="layout" svg:width="0.35cm" svg:height="0.35cm" svg:x="8.95cm" svg:y="5.5cm">
          <draw:image xlink:href="Pictures/10000201000000E1000000E100F5FD106EC7922C.png" xlink:type="simple" xlink:show="embed" xlink:actuate="onLoad">
            <text:p/>
          </draw:image>
        </draw:frame>
        <draw:g>
          <draw:custom-shape draw:style-name="gr17" draw:text-style-name="P8" draw:layer="layout" svg:width="4.5cm" svg:height="0.425cm" svg:x="20cm" svg:y="13.8cm">
            <text:p text:style-name="P2"><text:span text:style-name="T5">imp_tax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9" draw:layer="layout" svg:width="4.5cm" svg:height="0.725cm" svg:x="20cm" svg:y="14.225cm">
            <text:p text:style-name="P4"><text:span text:style-name="T6">+ imp_det : VARCHAR NOT NULL [PK]</text:span></text:p>
            <text:p text:style-name="P5"><text:span text:style-name="T7">+ imp_type : VARCHAR </text:span><text:span text:style-name="T6">NOT NULL [PK]</text:span></text:p>
            <text:p text:style-name="P5"><text:span text:style-name="T7">+ imp_units : VARCHAR </text:span><text:span text:style-name="T6">NOT NULL [PK]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0" draw:layer="layout" svg:width="4.5cm" svg:height="0.55cm" svg:x="20cm" svg:y="14.95cm">
            <text:p text:style-name="P5"><text:span text:style-name="T6">+ imp_cats : VARCHAR NOT NULL</text:span></text:p>
            <text:p text:style-name="P5"><text:span text:style-name="T6">+ imp_subcats : VARCHAR NOT NULL</text:span></text:p>
            <draw:enhanced-geometry svg:viewBox="0 0 21600 21600" draw:type="rectangle" draw:enhanced-path="M 0 0 L 21600 0 21600 21600 0 21600 0 0 Z N"/>
          </draw:custom-shape>
          <draw:frame draw:style-name="gr14" draw:text-style-name="P11" draw:layer="layout" svg:width="0.35cm" svg:height="0.35cm" svg:x="24.1cm" svg:y="13.8cm">
            <draw:image xlink:href="Pictures/10000201000000E1000000E100F5FD106EC7922C.png" xlink:type="simple" xlink:show="embed" xlink:actuate="onLoad">
              <text:p/>
            </draw:image>
          </draw:frame>
        </draw:g>
        <draw:frame draw:style-name="gr14" draw:text-style-name="P11" draw:layer="layout" svg:width="0.35cm" svg:height="0.35cm" svg:x="0.25cm" svg:y="11.93cm">
          <draw:image xlink:href="Pictures/10000201000000E1000000E100F5FD106EC7922C.png" xlink:type="simple" xlink:show="embed" xlink:actuate="onLoad">
            <text:p/>
          </draw:image>
        </draw:frame>
        <draw:frame draw:style-name="gr20" draw:text-style-name="P15" draw:layer="layout" svg:width="2.5cm" svg:height="0.645cm" svg:x="0.5cm" svg:y="11.2cm">
          <draw:text-box>
            <text:p><text:span text:style-name="T8">LEGEND</text:span></text:p>
          </draw:text-box>
        </draw:frame>
        <draw:frame draw:style-name="gr1" draw:text-style-name="P1" draw:layer="layout" svg:width="2.5cm" svg:height="0.569cm" svg:x="0.5cm" svg:y="11.801cm">
          <draw:text-box>
            <text:p><text:span text:style-name="T1">Tabular</text:span></text:p>
          </draw:text-box>
        </draw:frame>
        <draw:line draw:style-name="gr21" draw:text-style-name="P11" draw:layer="layout" svg:x1="2cm" svg:y1="7.5cm" svg:x2="4.3cm" svg:y2="7.5cm">
          <text:p/>
        </draw:line>
        <draw:custom-shape draw:style-name="gr22" draw:text-style-name="P16" draw:layer="layout" svg:width="2.5cm" svg:height="2cm" svg:x="0.5cm" svg:y="6.5cm">
          <text:p text:style-name="P2"><text:span text:style-name="T3">Note: haz_spec, haz_potlink and haz_link are all </text:span><text:span text:style-name="T9">haz_tax</text:span><text:span text:style-name="T3"> objects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0.4cm" svg:height="0.3cm" svg:x="2.6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1" draw:layer="layout" svg:x1="2.6cm" svg:y1="6.5cm" svg:x2="3cm" svg:y2="6.8cm">
          <text:p/>
        </draw:line>
        <draw:frame draw:style-name="gr10" draw:text-style-name="P12" draw:layer="layout" svg:width="1cm" svg:height="0.489cm" svg:x="2.4cm" svg:y="5.001cm">
          <draw:text-box>
            <text:p><text:span text:style-name="T3">1..1</text:span></text:p>
          </draw:text-box>
        </draw:frame>
        <draw:g>
          <draw:custom-shape draw:style-name="gr25" draw:text-style-name="P8" draw:layer="layout" svg:width="4.7cm" svg:height="0.425cm" svg:x="4.8cm" svg:y="12cm">
            <text:p text:style-name="P2"><text:span text:style-name="T5">Src_org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4.7cm" svg:height="0.725cm" svg:x="4.8cm" svg:y="12.425cm">
            <text:p text:style-name="P5"><text:span text:style-name="T6">+ src_db : <text:s/>VARCHAR NOT NULL [PK]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0" draw:layer="layout" svg:width="4.7cm" svg:height="0.55cm" svg:x="4.8cm" svg:y="13.15cm">
            <text:p text:style-name="P5"><text:span text:style-name="T6">...</text:span></text:p>
            <draw:enhanced-geometry svg:viewBox="0 0 21600 21600" draw:type="rectangle" draw:enhanced-path="M 0 0 L 21600 0 21600 21600 0 21600 0 0 Z N"/>
          </draw:custom-shape>
          <draw:frame draw:style-name="gr14" draw:text-style-name="P11" draw:layer="layout" svg:width="0.366cm" svg:height="0.35cm" svg:x="9.082cm" svg:y="12cm">
            <draw:image xlink:href="Pictures/10000201000000E1000000E100F5FD106EC7922C.png" xlink:type="simple" xlink:show="embed" xlink:actuate="onLoad">
              <text:p/>
            </draw:image>
          </draw:frame>
        </draw:g>
        <draw:g>
          <draw:custom-shape draw:style-name="gr28" draw:text-style-name="P18" draw:layer="layout" svg:width="0.3cm" svg:height="0.3cm" svg:x="0.27cm" svg:y="12.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7" draw:layer="layout" svg:width="0.05cm" svg:height="0.05cm" svg:x="0.39cm" svg:y="12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2.5cm" svg:height="0.569cm" svg:x="0.5cm" svg:y="12.202cm">
          <draw:text-box>
            <text:p><text:span text:style-name="T1">Spatial Points</text:span></text:p>
          </draw:text-box>
        </draw:frame>
        <draw:frame draw:style-name="gr1" draw:text-style-name="P1" draw:layer="layout" svg:width="2.5cm" svg:height="0.569cm" svg:x="0.5cm" svg:y="12.603cm">
          <draw:text-box>
            <text:p><text:span text:style-name="T1">Spatial Lines</text:span></text:p>
          </draw:text-box>
        </draw:frame>
        <draw:frame draw:style-name="gr1" draw:text-style-name="P1" draw:layer="layout" svg:width="3cm" svg:height="0.569cm" svg:x="0.5cm" svg:y="13.405cm">
          <draw:text-box>
            <text:p><text:span text:style-name="T1">Spatial Rasters</text:span></text:p>
          </draw:text-box>
        </draw:frame>
        <draw:g>
          <draw:custom-shape draw:style-name="gr28" draw:text-style-name="P18" draw:layer="layout" svg:width="0.3cm" svg:height="0.3cm" svg:x="0.27cm" svg:y="12.7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7" xml:id="id1" draw:id="id1" draw:layer="layout" svg:width="0.05cm" svg:height="0.05cm" svg:x="0.45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7" xml:id="id2" draw:id="id2" draw:layer="layout" svg:width="0.05cm" svg:height="0.05cm" svg:x="0.351cm" svg:y="12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7" xml:id="id3" draw:id="id3" draw:layer="layout" svg:width="0.05cm" svg:height="0.05cm" svg:x="0.452cm" svg:y="13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11" draw:layer="layout" draw:type="line" svg:x1="0.457cm" svg:y1="12.843cm" svg:x2="0.394cm" svg:y2="12.908cm" draw:start-shape="id1" draw:start-glue-point="7" draw:end-shape="id2" draw:end-glue-point="11" svg:d="M457 12843l-63 65" svg:viewBox="0 0 64 66">
            <text:p/>
          </draw:connector>
          <draw:connector draw:style-name="gr30" draw:text-style-name="P11" draw:layer="layout" draw:type="line" svg:x1="0.376cm" svg:y1="12.951cm" svg:x2="0.452cm" svg:y2="13.027cm" draw:start-shape="id2" draw:start-glue-point="8" draw:end-shape="id3" draw:end-glue-point="6" svg:d="M376 12951l76 76" svg:viewBox="0 0 77 77">
            <text:p/>
          </draw:connector>
        </draw:g>
        <draw:g>
          <draw:custom-shape draw:style-name="gr28" draw:text-style-name="P18" draw:layer="layout" svg:width="0.3cm" svg:height="0.3cm" svg:x="0.27cm" svg:y="13.1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7" xml:id="id8" draw:id="id8" draw:layer="layout" svg:width="0.05cm" svg:height="0.05cm" svg:x="0.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7" xml:id="id4" draw:id="id4" draw:layer="layout" svg:width="0.05cm" svg:height="0.05cm" svg:x="0.399cm" svg:y="13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7" xml:id="id5" draw:id="id5" draw:layer="layout" svg:width="0.05cm" svg:height="0.05cm" svg:x="0.3cm" svg:y="1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7" xml:id="id6" draw:id="id6" draw:layer="layout" svg:width="0.05cm" svg:height="0.05cm" svg:x="0.401cm" svg:y="13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11" draw:layer="layout" draw:type="line" svg:x1="0.406cm" svg:y1="13.244cm" svg:x2="0.343cm" svg:y2="13.309cm" draw:start-shape="id4" draw:start-glue-point="7" draw:end-shape="id5" draw:end-glue-point="11" svg:d="M406 13244l-63 65" svg:viewBox="0 0 64 66">
            <text:p/>
          </draw:connector>
          <draw:connector draw:style-name="gr30" draw:text-style-name="P11" draw:layer="layout" draw:type="line" svg:x1="0.325cm" svg:y1="13.352cm" svg:x2="0.401cm" svg:y2="13.428cm" draw:start-shape="id5" draw:start-glue-point="8" draw:end-shape="id6" draw:end-glue-point="6" svg:d="M325 13352l76 76" svg:viewBox="0 0 77 77">
            <text:p/>
          </draw:connector>
          <draw:custom-shape draw:style-name="gr29" draw:text-style-name="P17" xml:id="id7" draw:id="id7" draw:layer="layout" svg:width="0.05cm" svg:height="0.05cm" svg:x="0.501cm" svg:y="13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1" draw:text-style-name="P11" draw:layer="layout" draw:type="line" svg:x1="0.442cm" svg:y1="13.244cm" svg:x2="0.508cm" svg:y2="13.258cm" draw:start-shape="id4" draw:start-glue-point="9" draw:end-shape="id7" draw:end-glue-point="5" svg:d="M442 13244l66 14" svg:viewBox="0 0 67 15">
            <text:p/>
          </draw:connector>
          <draw:connector draw:style-name="gr31" draw:text-style-name="P11" draw:layer="layout" draw:type="line" svg:x1="0.526cm" svg:y1="13.301cm" svg:x2="0.525cm" svg:y2="13.35cm" draw:start-shape="id7" draw:start-glue-point="8" draw:end-shape="id8" draw:end-glue-point="4" svg:d="M526 13301l-1 49" svg:viewBox="0 0 2 50">
            <text:p/>
          </draw:connector>
          <draw:connector draw:style-name="gr31" draw:text-style-name="P11" draw:layer="layout" draw:type="line" svg:x1="0.5cm" svg:y1="13.375cm" svg:x2="0.444cm" svg:y2="13.41cm" draw:start-shape="id8" draw:start-glue-point="6" draw:end-shape="id6" draw:end-glue-point="11" svg:d="M500 13375l-56 35" svg:viewBox="0 0 57 36">
            <text:p/>
          </draw:connector>
        </draw:g>
        <draw:g>
          <draw:custom-shape draw:style-name="gr28" draw:text-style-name="P18" draw:layer="layout" svg:width="0.3cm" svg:height="0.3cm" svg:x="0.27cm" svg:y="13.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32" draw:text-style-name="P19" draw:layer="layout" svg:width="0.05cm" svg:height="0.05cm" svg:x="0.29cm" svg:y="13.62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0.34cm" svg:y="13.62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0.39cm" svg:y="13.62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0.44cm" svg:y="13.62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0.49cm" svg:y="13.62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>
              <draw:custom-shape draw:style-name="gr32" draw:text-style-name="P19" draw:layer="layout" svg:width="0.05cm" svg:height="0.05cm" svg:x="0.291cm" svg:y="13.67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0.341cm" svg:y="13.67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0.391cm" svg:y="13.67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0.441cm" svg:y="13.67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0.491cm" svg:y="13.67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>
              <draw:custom-shape draw:style-name="gr32" draw:text-style-name="P19" draw:layer="layout" svg:width="0.05cm" svg:height="0.05cm" svg:x="0.292cm" svg:y="13.72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0.342cm" svg:y="13.72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0.392cm" svg:y="13.72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0.442cm" svg:y="13.72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0.492cm" svg:y="13.72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>
              <draw:custom-shape draw:style-name="gr32" draw:text-style-name="P19" draw:layer="layout" svg:width="0.05cm" svg:height="0.05cm" svg:x="0.293cm" svg:y="13.77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0.343cm" svg:y="13.77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0.393cm" svg:y="13.77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0.443cm" svg:y="13.77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0.493cm" svg:y="13.77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</draw:g>
        </draw:g>
        <draw:g>
          <draw:custom-shape draw:style-name="gr25" draw:text-style-name="P8" draw:layer="layout" svg:width="4.7cm" svg:height="0.425cm" svg:x="22.5cm" svg:y="0.1cm">
            <text:p text:style-name="P2"><text:span text:style-name="T5">Unit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0" draw:layer="layout" svg:width="4.7cm" svg:height="0.725cm" svg:x="22.5cm" svg:y="0.525cm">
            <text:p text:style-name="P5"><text:span text:style-name="T6">+ measunit : <text:s/>VARCHAR NOT NULL [PK]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10" draw:layer="layout" svg:width="4.7cm" svg:height="1.25cm" svg:x="22.5cm" svg:y="1.25cm">
            <text:p text:style-name="P5"><text:span text:style-name="T6">+ measunitgroup : <text:s/>VARCHAR NOT NULL</text:span></text:p>
            <text:p text:style-name="P5"><text:span text:style-name="T6">+ usercountry : CHAR(3)</text:span></text:p>
            <text:p text:style-name="P5"><text:span text:style-name="T6">+ curr_sdate : DATE</text:span></text:p>
            <text:p text:style-name="P5"><text:span text:style-name="T6">+ curr_fdate : DATE</text:span></text:p>
            <text:p text:style-name="P5"><text:span text:style-name="T6">+ unitdate: DATE</text:span></text:p>
            <draw:enhanced-geometry svg:viewBox="0 0 21600 21600" draw:type="rectangle" draw:enhanced-path="M 0 0 L 21600 0 21600 21600 0 21600 0 0 Z N"/>
          </draw:custom-shape>
          <draw:frame draw:style-name="gr14" draw:text-style-name="P11" draw:layer="layout" svg:width="0.366cm" svg:height="0.35cm" svg:x="26.782cm" svg:y="0.1cm">
            <draw:image xlink:href="Pictures/10000201000000E1000000E100F5FD106EC7922C.png" xlink:type="simple" xlink:show="embed" xlink:actuate="onLoad">
              <text:p/>
            </draw:image>
          </draw:frame>
        </draw:g>
        <draw:g>
          <draw:g>
            <draw:line draw:style-name="gr7" draw:text-style-name="P11" draw:layer="layout" svg:x1="13.192cm" svg:y1="9.757cm" svg:x2="13.192cm" svg:y2="3.457cm">
              <text:p/>
            </draw:line>
            <draw:custom-shape draw:style-name="gr35" draw:text-style-name="P20" draw:layer="layout" svg:width="0.307cm" svg:height="0.479cm" draw:transform="skewX (0.00628318530717958) rotate (-0.0441568300754558) translate (13.047cm 3.457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line draw:style-name="gr7" draw:text-style-name="P11" draw:layer="layout" svg:x1="9.2cm" svg:y1="5.5cm" svg:x2="10.925cm" svg:y2="3.537cm">
            <text:p/>
          </draw:line>
          <draw:custom-shape draw:style-name="gr36" draw:text-style-name="P20" draw:layer="layout" svg:width="0.385cm" svg:height="0.628cm" draw:transform="rotate (0.697084503246535) translate (10.358cm 3.66cm)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7" draw:text-style-name="P11" draw:layer="layout" svg:x1="9.5cm" svg:y1="8cm" svg:x2="11.5cm" svg:y2="10.5cm">
          <text:p/>
        </draw:line>
        <draw:g>
          <draw:line draw:style-name="gr7" draw:text-style-name="P11" draw:layer="layout" svg:x1="3cm" svg:y1="5.003cm" svg:x2="4.3cm" svg:y2="6.502cm">
            <text:p/>
          </draw:line>
          <draw:line draw:style-name="gr7" draw:text-style-name="P11" draw:layer="layout" svg:x1="7.5cm" svg:y1="12.002cm" svg:x2="7.5cm" svg:y2="10.502cm">
            <text:p/>
          </draw:line>
          <draw:line draw:style-name="gr7" draw:text-style-name="P11" draw:layer="layout" svg:x1="9.5cm" svg:y1="12.702cm" svg:x2="11.5cm" svg:y2="12.702cm">
            <text:p/>
          </draw:line>
          <draw:g>
            <draw:g>
              <draw:line draw:style-name="gr7" draw:text-style-name="P11" draw:layer="layout" svg:x1="25.5cm" svg:y1="5cm" svg:x2="27.2cm" svg:y2="5cm">
                <text:p/>
              </draw:line>
              <draw:line draw:style-name="gr7" draw:text-style-name="P11" draw:layer="layout" svg:x1="25.5cm" svg:y1="7cm" svg:x2="27.2cm" svg:y2="7cm">
                <text:p/>
              </draw:line>
              <draw:line draw:style-name="gr7" draw:text-style-name="P11" draw:layer="layout" svg:x1="25.5cm" svg:y1="9.6cm" svg:x2="27.2cm" svg:y2="9.6cm">
                <text:p/>
              </draw:line>
              <draw:line draw:style-name="gr7" draw:text-style-name="P11" draw:layer="layout" svg:x1="25.5cm" svg:y1="11.7cm" svg:x2="27.2cm" svg:y2="11.7cm">
                <text:p/>
              </draw:line>
              <draw:line draw:style-name="gr7" draw:text-style-name="P11" draw:layer="layout" svg:x1="27.2cm" svg:y1="2.5cm" svg:x2="27.2cm" svg:y2="11.7cm">
                <text:p/>
              </draw:line>
            </draw:g>
            <draw:line draw:style-name="gr7" draw:text-style-name="P11" draw:layer="layout" svg:x1="17cm" svg:y1="7.074cm" svg:x2="9.52cm" svg:y2="7.074cm">
              <text:p/>
            </draw:line>
            <draw:custom-shape draw:style-name="gr35" draw:text-style-name="P20" draw:layer="layout" svg:width="0.3cm" svg:height="0.46cm" draw:transform="skewX (0.0020943951023932) rotate (1.53082828692423) translate (9.521cm 7.213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7" draw:text-style-name="P11" draw:layer="layout" svg:x1="22.2cm" svg:y1="5cm" svg:x2="20.5cm" svg:y2="5cm">
              <text:p/>
            </draw:line>
            <draw:line draw:style-name="gr7" draw:text-style-name="P11" draw:layer="layout" svg:x1="22.2cm" svg:y1="7cm" svg:x2="20.5cm" svg:y2="7cm">
              <text:p/>
            </draw:line>
            <draw:line draw:style-name="gr7" draw:text-style-name="P11" draw:layer="layout" svg:x1="22.2cm" svg:y1="9.6cm" svg:x2="20.5cm" svg:y2="9.6cm">
              <text:p/>
            </draw:line>
            <draw:line draw:style-name="gr7" draw:text-style-name="P11" draw:layer="layout" svg:x1="22.2cm" svg:y1="11.7cm" svg:x2="20.5cm" svg:y2="11.7cm">
              <text:p/>
            </draw:line>
            <draw:line draw:style-name="gr7" draw:text-style-name="P11" draw:layer="layout" svg:x1="20.5cm" svg:y1="5cm" svg:x2="20.5cm" svg:y2="11.7cm">
              <text:p/>
            </draw:line>
            <draw:line draw:style-name="gr7" draw:text-style-name="P11" draw:layer="layout" svg:x1="20.501cm" svg:y1="10.534cm" svg:x2="16.813cm" svg:y2="10.534cm">
              <text:p/>
            </draw:line>
            <draw:custom-shape draw:style-name="gr35" draw:text-style-name="P20" draw:layer="layout" svg:width="0.306cm" svg:height="0.461cm" draw:transform="skewX (0.00209439510239319) rotate (1.53082828692423) translate (16.7cm 10.666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line draw:style-name="gr7" draw:text-style-name="P11" draw:layer="layout" svg:x1="16.7cm" svg:y1="14.5cm" svg:x2="20cm" svg:y2="14.5cm">
            <text:p/>
          </draw:line>
        </draw:g>
        <draw:custom-shape draw:style-name="gr37" draw:text-style-name="P21" draw:layer="layout" svg:width="0.3cm" svg:height="0.3cm" svg:x="0.27cm" svg:y="1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0.3cm" svg:height="0.3cm" svg:x="0.27cm" svg:y="14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0.3cm" svg:height="0.3cm" svg:x="0.27cm" svg:y="14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0.3cm" svg:height="0.3cm" svg:x="0.27cm" svg:y="15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cm" svg:height="0.569cm" svg:x="0.5cm" svg:y="13.85cm">
          <draw:text-box>
            <text:p><text:span text:style-name="T1">Event-level</text:span></text:p>
          </draw:text-box>
        </draw:frame>
        <draw:frame draw:style-name="gr1" draw:text-style-name="P1" draw:layer="layout" svg:width="3.5cm" svg:height="0.569cm" svg:x="0.5cm" svg:y="14.251cm">
          <draw:text-box>
            <text:p><text:span text:style-name="T1">Impact-hazard level</text:span></text:p>
          </draw:text-box>
        </draw:frame>
        <draw:frame draw:style-name="gr1" draw:text-style-name="P1" draw:layer="layout" svg:width="3cm" svg:height="0.569cm" svg:x="0.5cm" svg:y="14.652cm">
          <draw:text-box>
            <text:p><text:span text:style-name="T1">Spatial data</text:span></text:p>
          </draw:text-box>
        </draw:frame>
        <draw:frame draw:style-name="gr1" draw:text-style-name="P1" draw:layer="layout" svg:width="3cm" svg:height="0.569cm" svg:x="0.5cm" svg:y="15.053cm">
          <draw:text-box>
            <text:p><text:span text:style-name="T1">Notes</text:span></text:p>
          </draw:text-box>
        </draw:frame>
        <draw:custom-shape draw:style-name="gr41" draw:text-style-name="P11" draw:layer="layout" svg:width="3.5cm" svg:height="4.55cm" svg:x="0cm" svg:y="11.2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22.5cm" svg:y1="1.5cm" svg:x2="16.3cm" svg:y2="1.5cm">
          <text:p/>
        </draw:line>
        <draw:frame draw:style-name="gr10" draw:text-style-name="P12" draw:layer="layout" svg:width="1cm" svg:height="0.489cm" svg:x="9.634cm" svg:y="5.849cm">
          <draw:text-box>
            <text:p><text:span text:style-name="T3">1..*</text:span></text:p>
          </draw:text-box>
        </draw:frame>
        <draw:frame draw:style-name="gr10" draw:text-style-name="P12" draw:layer="layout" svg:width="1cm" svg:height="0.489cm" svg:x="7.5cm" svg:y="11.5cm">
          <draw:text-box>
            <text:p><text:span text:style-name="T3">1..1</text:span></text:p>
          </draw:text-box>
        </draw:frame>
        <draw:frame draw:style-name="gr10" draw:text-style-name="P12" draw:layer="layout" svg:width="1cm" svg:height="0.489cm" svg:x="9.3cm" svg:y="12.701cm">
          <draw:text-box>
            <text:p><text:span text:style-name="T3">1..1</text:span></text:p>
          </draw:text-box>
        </draw:frame>
        <draw:frame draw:style-name="gr10" draw:text-style-name="P12" draw:layer="layout" svg:width="1cm" svg:height="0.489cm" svg:x="10.9cm" svg:y="12.702cm">
          <draw:text-box>
            <text:p><text:span text:style-name="T3">1..*</text:span></text:p>
          </draw:text-box>
        </draw:frame>
        <draw:frame draw:style-name="gr10" draw:text-style-name="P12" draw:layer="layout" svg:width="1cm" svg:height="0.489cm" svg:x="22.5cm" svg:y="2.5cm">
          <draw:text-box>
            <text:p><text:span text:style-name="T3">1..1</text:span></text:p>
          </draw:text-box>
        </draw:frame>
        <draw:frame draw:style-name="gr10" draw:text-style-name="P12" draw:layer="layout" svg:width="1cm" svg:height="0.489cm" svg:x="21.7cm" svg:y="1.601cm">
          <draw:text-box>
            <text:p><text:span text:style-name="T3">1..1</text:span></text:p>
          </draw:text-box>
        </draw:frame>
        <draw:frame draw:style-name="gr10" draw:text-style-name="P12" draw:layer="layout" svg:width="1cm" svg:height="0.489cm" svg:x="19.3cm" svg:y="14.461cm">
          <draw:text-box>
            <text:p><text:span text:style-name="T3">1..1</text:span></text:p>
          </draw:text-box>
        </draw:frame>
        <draw:frame draw:style-name="gr10" draw:text-style-name="P12" draw:layer="layout" svg:width="1cm" svg:height="0.489cm" svg:x="16.6cm" svg:y="14.462cm">
          <draw:text-box>
            <text:p><text:span text:style-name="T3">1..*</text:span></text:p>
          </draw:text-box>
        </draw:frame>
        <draw:frame draw:style-name="gr10" draw:text-style-name="P12" draw:layer="layout" svg:width="1cm" svg:height="0.489cm" svg:x="19.8cm" svg:y="10.563cm">
          <draw:text-box>
            <text:p><text:span text:style-name="T3">1..*</text:span></text:p>
          </draw:text-box>
        </draw:frame>
        <draw:frame draw:style-name="gr10" draw:text-style-name="P12" draw:layer="layout" svg:width="1cm" svg:height="0.489cm" svg:x="16.8cm" svg:y="10.564cm">
          <draw:text-box>
            <text:p><text:span text:style-name="T3">1..*</text:span></text:p>
          </draw:text-box>
        </draw:frame>
        <draw:frame draw:style-name="gr10" draw:text-style-name="P12" draw:layer="layout" svg:width="1cm" svg:height="0.489cm" svg:x="20.8cm" svg:y="4.9cm">
          <draw:text-box>
            <text:p><text:span text:style-name="T3">1..*</text:span></text:p>
          </draw:text-box>
        </draw:frame>
        <draw:frame draw:style-name="gr10" draw:text-style-name="P12" draw:layer="layout" svg:width="1cm" svg:height="0.489cm" svg:x="9.8cm" svg:y="7.066cm">
          <draw:text-box>
            <text:p><text:span text:style-name="T3">0..*</text:span></text:p>
          </draw:text-box>
        </draw:frame>
        <draw:frame draw:style-name="gr10" draw:text-style-name="P12" draw:layer="layout" svg:width="1cm" svg:height="0.489cm" svg:x="10.334cm" svg:y="3.95cm">
          <draw:text-box>
            <text:p><text:span text:style-name="T3">1..1</text:span></text:p>
          </draw:text-box>
        </draw:frame>
        <draw:frame draw:style-name="gr10" draw:text-style-name="P12" draw:layer="layout" svg:width="1cm" svg:height="0.489cm" svg:x="13.034cm" svg:y="3.951cm">
          <draw:text-box>
            <text:p><text:span text:style-name="T3">1..1</text:span></text:p>
          </draw:text-box>
        </draw:frame>
        <draw:frame draw:style-name="gr10" draw:text-style-name="P12" draw:layer="layout" svg:width="1cm" svg:height="0.489cm" svg:x="13.034cm" svg:y="9.252cm">
          <draw:text-box>
            <text:p><text:span text:style-name="T3">1..*</text:span></text:p>
          </draw:text-box>
        </draw:frame>
        <draw:frame draw:style-name="gr10" draw:text-style-name="P12" draw:layer="layout" svg:width="1cm" svg:height="0.489cm" svg:x="9.334cm" svg:y="5.053cm">
          <draw:text-box>
            <text:p><text:span text:style-name="T3">0..*</text:span></text:p>
          </draw:text-box>
        </draw:frame>
        <draw:custom-shape draw:style-name="gr42" draw:text-style-name="P25" draw:layer="layout" svg:width="5.2cm" svg:height="0.425cm" svg:x="21.5cm" svg:y="4.3cm">
          <text:p text:style-name="P2"><text:span text:style-name="T5">SpatialPoints</text:span></text:p>
          <draw:enhanced-geometry svg:viewBox="0 0 21600 21600" draw:type="rectangle" draw:enhanced-path="M 0 0 L 21600 0 21600 21600 0 21600 0 0 Z N"/>
        </draw:custom-shape>
        <draw:custom-shape draw:style-name="gr43" draw:text-style-name="P26" draw:layer="layout" svg:width="5.2cm" svg:height="0.575cm" svg:x="21.5cm" svg:y="4.725cm">
          <text:p text:style-name="P5"><text:span text:style-name="T7">+ spat_ID : VAR</text:span><text:span text:style-name="T6">CHAR NOT NULL [FK]</text:span></text:p>
          <text:p text:style-name="P5"><text:span text:style-name="T7">+ units : VARCHAR NOT NULL [FK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6" draw:layer="layout" svg:width="5.2cm" svg:height="1cm" svg:x="21.5cm" svg:y="5.3cm">
          <text:p text:style-name="P5"><text:span text:style-name="T7">+ variable : VARCHAR NOT NULL</text:span></text:p>
          <text:p text:style-name="P5"><text:span text:style-name="T7">+ value : NUMERIC NOT NULL</text:span></text:p>
          <text:p text:style-name="P5"><text:span text:style-name="T7">+ geometry :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8" draw:text-style-name="P18" draw:layer="layout" svg:width="0.3cm" svg:height="0.3cm" svg:x="26.1cm" svg:y="4.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7" draw:layer="layout" svg:width="0.05cm" svg:height="0.05cm" svg:x="26.22cm" svg:y="4.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2" draw:text-style-name="P25" draw:layer="layout" svg:width="5.2cm" svg:height="0.425cm" svg:x="21.5cm" svg:y="6.6cm">
          <text:p text:style-name="P2"><text:span text:style-name="T5">SpatialLin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5.2cm" svg:height="0.575cm" svg:x="21.5cm" svg:y="7.025cm">
          <text:p text:style-name="P5"><text:span text:style-name="T7">+ spat_ID : VAR</text:span><text:span text:style-name="T6">CHAR NOT NULL [FK]</text:span></text:p>
          <text:p text:style-name="P5"><text:span text:style-name="T7">+ units : VARCHAR NOT NULL [FK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6" draw:layer="layout" svg:width="5.2cm" svg:height="1cm" svg:x="21.5cm" svg:y="7.6cm">
          <text:p text:style-name="P5"><text:span text:style-name="T7">+ variable : VARCHAR NOT NULL</text:span></text:p>
          <text:p text:style-name="P5"><text:span text:style-name="T7">+ value : NUMERIC NOT NULL</text:span></text:p>
          <text:p text:style-name="P5"><text:span text:style-name="T7">+ geometry :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8" draw:text-style-name="P18" draw:layer="layout" svg:width="0.3cm" svg:height="0.3cm" svg:x="26.1cm" svg:y="6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7" draw:layer="layout" svg:width="0.05cm" svg:height="0.05cm" svg:x="26.22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2" draw:text-style-name="P25" draw:layer="layout" svg:width="5.2cm" svg:height="0.425cm" svg:x="21.5cm" svg:y="8.9cm">
          <text:p text:style-name="P2"><text:span text:style-name="T5">SpatialPolygons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5.2cm" svg:height="0.575cm" svg:x="21.5cm" svg:y="9.325cm">
          <text:p text:style-name="P5"><text:span text:style-name="T7">+ spat_ID : VAR</text:span><text:span text:style-name="T6">CHAR NOT NULL [FK]</text:span></text:p>
          <text:p text:style-name="P5"><text:span text:style-name="T7">+ units : VARCHAR NOT NULL [FK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6" draw:layer="layout" svg:width="5.2cm" svg:height="1cm" svg:x="21.5cm" svg:y="9.9cm">
          <text:p text:style-name="P5"><text:span text:style-name="T7">+ variable : VARCHAR NOT NULL</text:span></text:p>
          <text:p text:style-name="P5"><text:span text:style-name="T7">+ value : NUMERIC NOT NULL</text:span></text:p>
          <text:p text:style-name="P5"><text:span text:style-name="T7">+ geometry :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8" draw:text-style-name="P18" draw:layer="layout" svg:width="0.3cm" svg:height="0.3cm" svg:x="26.1cm" svg:y="8.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7" draw:layer="layout" svg:width="0.05cm" svg:height="0.05cm" svg:x="26.22cm" svg:y="9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2" draw:text-style-name="P25" draw:layer="layout" svg:width="5.2cm" svg:height="0.425cm" svg:x="21.5cm" svg:y="11.2cm">
          <text:p text:style-name="P2"><text:span text:style-name="T5">SpatialPixels</text:span></text:p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5.2cm" svg:height="0.575cm" svg:x="21.5cm" svg:y="11.625cm">
          <text:p text:style-name="P5"><text:span text:style-name="T7">+ spat_ID : VAR</text:span><text:span text:style-name="T6">CHAR NOT NULL [FK]</text:span></text:p>
          <text:p text:style-name="P5"><text:span text:style-name="T7">+ units : VARCHAR NOT NULL [FK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6" draw:layer="layout" svg:width="5.2cm" svg:height="1cm" svg:x="21.5cm" svg:y="12.2cm">
          <text:p text:style-name="P5"><text:span text:style-name="T7">+ variable : VARCHAR NOT NULL</text:span></text:p>
          <text:p text:style-name="P5"><text:span text:style-name="T7">+ value : NUMERIC NOT NULL</text:span></text:p>
          <text:p text:style-name="P5"><text:span text:style-name="T7">+ geometry :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8" draw:text-style-name="P18" draw:layer="layout" svg:width="0.3cm" svg:height="0.3cm" svg:x="26.1cm" svg:y="11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7" draw:layer="layout" svg:width="0.05cm" svg:height="0.05cm" svg:x="26.22cm" svg:y="11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18" draw:layer="layout" svg:width="0.3cm" svg:height="0.3cm" svg:x="26.1cm" svg:y="6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7" xml:id="id9" draw:id="id9" draw:layer="layout" svg:width="0.05cm" svg:height="0.05cm" svg:x="26.28cm" svg:y="6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7" xml:id="id10" draw:id="id10" draw:layer="layout" svg:width="0.05cm" svg:height="0.05cm" svg:x="26.181cm" svg:y="6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7" xml:id="id11" draw:id="id11" draw:layer="layout" svg:width="0.05cm" svg:height="0.05cm" svg:x="26.282cm" svg:y="6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11" draw:layer="layout" draw:type="line" svg:x1="26.287cm" svg:y1="6.722cm" svg:x2="26.224cm" svg:y2="6.787cm" draw:start-shape="id9" draw:start-glue-point="7" draw:end-shape="id10" draw:end-glue-point="11" svg:d="M26287 6722l-63 65" svg:viewBox="0 0 64 66">
            <text:p/>
          </draw:connector>
          <draw:connector draw:style-name="gr30" draw:text-style-name="P11" draw:layer="layout" draw:type="line" svg:x1="26.206cm" svg:y1="6.83cm" svg:x2="26.282cm" svg:y2="6.906cm" draw:start-shape="id10" draw:start-glue-point="8" draw:end-shape="id11" draw:end-glue-point="6" svg:d="M26206 6830l76 76" svg:viewBox="0 0 77 77">
            <text:p/>
          </draw:connector>
        </draw:g>
        <draw:g>
          <draw:custom-shape draw:style-name="gr28" draw:text-style-name="P18" draw:layer="layout" svg:width="0.3cm" svg:height="0.3cm" svg:x="26.1cm" svg:y="8.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7" xml:id="id16" draw:id="id16" draw:layer="layout" svg:width="0.05cm" svg:height="0.05cm" svg:x="26.33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7" xml:id="id12" draw:id="id12" draw:layer="layout" svg:width="0.05cm" svg:height="0.05cm" svg:x="26.229cm" svg:y="8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7" xml:id="id13" draw:id="id13" draw:layer="layout" svg:width="0.05cm" svg:height="0.05cm" svg:x="26.13cm" svg:y="9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7" xml:id="id14" draw:id="id14" draw:layer="layout" svg:width="0.05cm" svg:height="0.05cm" svg:x="26.231cm" svg:y="9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11" draw:layer="layout" draw:type="line" svg:x1="26.236cm" svg:y1="9.022cm" svg:x2="26.173cm" svg:y2="9.087cm" draw:start-shape="id12" draw:start-glue-point="7" draw:end-shape="id13" draw:end-glue-point="11" svg:d="M26236 9022l-63 65" svg:viewBox="0 0 64 66">
            <text:p/>
          </draw:connector>
          <draw:connector draw:style-name="gr30" draw:text-style-name="P11" draw:layer="layout" draw:type="line" svg:x1="26.155cm" svg:y1="9.13cm" svg:x2="26.231cm" svg:y2="9.206cm" draw:start-shape="id13" draw:start-glue-point="8" draw:end-shape="id14" draw:end-glue-point="6" svg:d="M26155 9130l76 76" svg:viewBox="0 0 77 77">
            <text:p/>
          </draw:connector>
          <draw:custom-shape draw:style-name="gr29" draw:text-style-name="P17" xml:id="id15" draw:id="id15" draw:layer="layout" svg:width="0.05cm" svg:height="0.05cm" svg:x="26.331cm" svg:y="9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1" draw:text-style-name="P11" draw:layer="layout" draw:type="line" svg:x1="26.272cm" svg:y1="9.022cm" svg:x2="26.338cm" svg:y2="9.036cm" draw:start-shape="id12" draw:start-glue-point="9" draw:end-shape="id15" draw:end-glue-point="5" svg:d="M26272 9022l66 14" svg:viewBox="0 0 67 15">
            <text:p/>
          </draw:connector>
          <draw:connector draw:style-name="gr31" draw:text-style-name="P11" draw:layer="layout" draw:type="line" svg:x1="26.356cm" svg:y1="9.079cm" svg:x2="26.355cm" svg:y2="9.128cm" draw:start-shape="id15" draw:start-glue-point="8" draw:end-shape="id16" draw:end-glue-point="4" svg:d="M26356 9079l-1 49" svg:viewBox="0 0 2 50">
            <text:p/>
          </draw:connector>
          <draw:connector draw:style-name="gr31" draw:text-style-name="P11" draw:layer="layout" draw:type="line" svg:x1="26.33cm" svg:y1="9.153cm" svg:x2="26.274cm" svg:y2="9.188cm" draw:start-shape="id16" draw:start-glue-point="6" draw:end-shape="id14" draw:end-glue-point="11" svg:d="M26330 9153l-56 35" svg:viewBox="0 0 57 36">
            <text:p/>
          </draw:connector>
        </draw:g>
        <draw:g>
          <draw:custom-shape draw:style-name="gr28" draw:text-style-name="P18" draw:layer="layout" svg:width="0.3cm" svg:height="0.3cm" svg:x="26.1cm" svg:y="11.2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32" draw:text-style-name="P19" draw:layer="layout" svg:width="0.05cm" svg:height="0.05cm" svg:x="26.12cm" svg:y="11.31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26.17cm" svg:y="11.31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26.22cm" svg:y="11.31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26.27cm" svg:y="11.31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26.32cm" svg:y="11.31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>
              <draw:custom-shape draw:style-name="gr32" draw:text-style-name="P19" draw:layer="layout" svg:width="0.05cm" svg:height="0.05cm" svg:x="26.121cm" svg:y="11.36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26.171cm" svg:y="11.36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26.221cm" svg:y="11.36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26.271cm" svg:y="11.36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26.321cm" svg:y="11.36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>
              <draw:custom-shape draw:style-name="gr32" draw:text-style-name="P19" draw:layer="layout" svg:width="0.05cm" svg:height="0.05cm" svg:x="26.122cm" svg:y="11.41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26.172cm" svg:y="11.41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26.222cm" svg:y="11.41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26.272cm" svg:y="11.41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26.322cm" svg:y="11.41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>
              <draw:custom-shape draw:style-name="gr32" draw:text-style-name="P19" draw:layer="layout" svg:width="0.05cm" svg:height="0.05cm" svg:x="26.123cm" svg:y="11.46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26.173cm" svg:y="11.46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26.223cm" svg:y="11.46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26.273cm" svg:y="11.46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19" draw:layer="layout" svg:width="0.05cm" svg:height="0.05cm" svg:x="26.323cm" svg:y="11.46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</draw:g>
        </draw:g>
        <draw:frame draw:style-name="gr10" draw:text-style-name="P12" draw:layer="layout" svg:width="1cm" svg:height="0.489cm" svg:x="27cm" svg:y="2.501cm">
          <draw:text-box>
            <text:p><text:span text:style-name="T3">1..1</text:span></text:p>
          </draw:text-box>
        </draw:frame>
        <draw:frame draw:style-name="gr10" draw:text-style-name="P12" draw:layer="layout" svg:width="1cm" svg:height="0.489cm" svg:x="27cm" svg:y="4.902cm">
          <draw:text-box>
            <text:p><text:span text:style-name="T3">1..*</text:span></text:p>
          </draw:text-box>
        </draw:frame>
        <draw:line draw:style-name="gr21" draw:text-style-name="P11" draw:layer="layout" svg:x1="8.001cm" svg:y1="4.193cm" svg:x2="10.5cm" svg:y2="3.3cm">
          <text:p/>
        </draw:line>
        <draw:custom-shape draw:style-name="gr22" draw:text-style-name="P16" draw:layer="layout" svg:width="2.5cm" svg:height="2cm" svg:x="6.501cm" svg:y="3.193cm">
          <text:p text:style-name="P2"><text:span text:style-name="T3">The variable ‘prim_haz_spec’ is defined separately from haz_spec used for each Hazard object, but still respects the haz_tax class taxonomy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0.4cm" svg:height="0.3cm" svg:x="8.601cm" svg:y="3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1" draw:layer="layout" svg:x1="8.601cm" svg:y1="3.193cm" svg:x2="9.001cm" svg:y2="3.493cm">
          <text:p/>
        </draw:line>
        <draw:frame draw:style-name="gr10" draw:text-style-name="P12" draw:layer="layout" svg:width="1cm" svg:height="0.489cm" svg:x="20.8cm" svg:y="7.001cm">
          <draw:text-box>
            <text:p><text:span text:style-name="T3">1..*</text:span></text:p>
          </draw:text-box>
        </draw:frame>
        <draw:frame draw:style-name="gr10" draw:text-style-name="P12" draw:layer="layout" svg:width="1cm" svg:height="0.489cm" svg:x="20.8cm" svg:y="9.602cm">
          <draw:text-box>
            <text:p><text:span text:style-name="T3">1..*</text:span></text:p>
          </draw:text-box>
        </draw:frame>
        <draw:frame draw:style-name="gr10" draw:text-style-name="P12" draw:layer="layout" svg:width="1cm" svg:height="0.489cm" svg:x="20.8cm" svg:y="11.703cm">
          <draw:text-box>
            <text:p><text:span text:style-name="T3">1..*</text:span></text:p>
          </draw:text-box>
        </draw:frame>
        <draw:line draw:style-name="gr7" draw:text-style-name="P11" draw:layer="layout" svg:x1="16.3cm" svg:y1="5.7cm" svg:x2="16.3cm" svg:y2="1.5cm">
          <text:p/>
        </draw:line>
        <draw:line draw:style-name="gr7" draw:text-style-name="P11" draw:layer="layout" svg:x1="16.701cm" svg:y1="9.8cm" svg:x2="16.702cm" svg:y2="2.4cm">
          <text:p/>
        </draw:line>
        <draw:line draw:style-name="gr7" draw:text-style-name="P11" draw:layer="layout" svg:x1="22.5cm" svg:y1="2.4cm" svg:x2="16.7cm" svg:y2="2.4cm">
          <text:p/>
        </draw:line>
        <draw:line draw:style-name="gr7" draw:text-style-name="P11" draw:layer="layout" svg:x1="16.32cm" svg:y1="5.674cm" svg:x2="9.52cm" svg:y2="5.674cm">
          <text:p/>
        </draw:line>
        <draw:g>
          <draw:custom-shape draw:style-name="gr51" draw:text-style-name="P13" draw:layer="layout" svg:width="4.192cm" svg:height="0.423cm" svg:x="16.2cm" svg:y="6cm">
            <text:p text:style-name="P2"><text:span text:style-name="T5">Spat_haz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4" draw:layer="layout" svg:width="4.2cm" svg:height="0.897cm" svg:x="16.2cm" svg:y="6.423cm">
            <text:p text:style-name="P5"><text:span text:style-name="T7">+ haz_sub_ID : </text:span><text:span text:style-name="T6">CHAR NOT NULL [FK]</text:span></text:p>
            <text:p text:style-name="P5"><text:span text:style-name="T6">+ Monty_ID : CHAR NOT NULL [FK]</text:span></text:p>
            <text:p text:style-name="P5"><text:span text:style-name="T6">+ spat_ID : VARCHAR NOT NULL [PK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4" draw:layer="layout" svg:width="4.192cm" svg:height="8.226cm" svg:x="16.2cm" svg:y="7.274cm">
            <text:p text:style-name="P5"><text:span text:style-name="T6">+ haz_elem_sdate : DATE NOT NULL</text:span></text:p>
            <text:p text:style-name="P5"><text:span text:style-name="T6">+ haz_elem_fdate : DATE</text:span></text:p>
            <text:p text:style-name="P5"><text:span text:style-name="T6">+ haz_spat_colname : </text:span></text:p>
            <text:p text:style-name="P5"><text:span text:style-name="T6">+ haz_spat_type : VARCHAR</text:span></text:p>
            <text:p text:style-name="P5"><text:span text:style-name="T7">+ haz</text:span><text:span text:style-name="T6">_spat_res : NUMERIC</text:span></text:p>
            <text:p text:style-name="P5"><text:span text:style-name="T7">+ haz</text:span><text:span text:style-name="T6">_spat_resunits : VARCHAR</text:span></text:p>
            <text:p text:style-name="P5"><text:span text:style-name="T7">+ haz</text:span><text:span text:style-name="T6">_spat_srcorg : VARCHAR</text:span></text:p>
            <text:p text:style-name="P5"><text:span text:style-name="T7">+ haz</text:span><text:span text:style-name="T6">_spat_srcurl : VARCHAR</text:span></text:p>
            <text:p text:style-name="P5"><text:span text:style-name="T6"/></text:p>
            <text:p text:style-name="P5"><text:span text:style-name="T10">In the metadata file (CHECK RDLS):</text:span></text:p>
            <text:p text:style-name="P5"><text:span text:style-name="T7">Colname, </text:span><text:span text:style-name="T6">colunit, colunitdate, esttype, spat_type, filename, res, resunits,</text:span></text:p>
            <text:p text:style-name="P5"><text:span text:style-name="T6"/></text:p>
            <text:p text:style-name="P5"><text:span text:style-name="T11">In the file:</text:span></text:p>
            <text:p text:style-name="P5"><text:span text:style-name="T6">spat_ID (for raster, is actually a list with elements named by the ID, for vector, is the same?) 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1" draw:layer="layout" svg:width="0.282cm" svg:height="0.348cm" svg:x="19.949cm" svg:y="6.075cm">
            <draw:image xlink:href="Pictures/10000201000000E1000000E100F5FD106EC7922C.png" xlink:type="simple" xlink:show="embed" xlink:actuate="onLoad">
              <text:p/>
            </draw:image>
          </draw:frame>
        </draw:g>
        <presentation:notes draw:style-name="dp2">
          <draw:page-thumbnail draw:style-name="gr54" draw:layer="layout" svg:width="19.798cm" svg:height="11.136cm" svg:x="0.6cm" svg:y="2.257cm" draw:page-number="1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0-13T13:23:51.672399603</meta:creation-date>
    <dc:date>2023-10-19T16:54:44.770028491</dc:date>
    <meta:editing-duration>PT7H21M27S</meta:editing-duration>
    <meta:editing-cycles>30</meta:editing-cycles>
    <meta:generator>LibreOffice/6.0.7.3$Linux_X86_64 LibreOffice_project/00m0$Build-3</meta:generator>
    <dc:creator>Hamish Patten</dc:creator>
    <meta:document-statistic meta:object-count="268"/>
  </office:meta>
</office:document-meta>
</file>